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b8c" officeooo:paragraph-rsid="0000bb8c"/>
    </style:style>
    <style:style style:name="P2" style:family="paragraph" style:parent-style-name="Standard" style:list-style-name="L2">
      <style:text-properties officeooo:rsid="0000bb8c" officeooo:paragraph-rsid="0000bb8c"/>
    </style:style>
    <style:style style:name="P3" style:family="paragraph" style:parent-style-name="Standard" style:list-style-name="L3">
      <style:text-properties officeooo:rsid="0000bb8c" officeooo:paragraph-rsid="0000bb8c"/>
    </style:style>
    <style:style style:name="P4" style:family="paragraph" style:parent-style-name="Standard" style:list-style-name="L3">
      <style:text-properties officeooo:rsid="0000bb8c" officeooo:paragraph-rsid="00017c19"/>
    </style:style>
    <style:style style:name="P5" style:family="paragraph" style:parent-style-name="Standard">
      <style:text-properties fo:font-weight="bold" officeooo:rsid="0000bb8c" officeooo:paragraph-rsid="0000bb8c" style:font-weight-asian="bold" style:font-weight-complex="bold"/>
    </style:style>
    <style:style style:name="P6" style:family="paragraph" style:parent-style-name="Standard">
      <style:text-properties fo:font-weight="bold" officeooo:rsid="00017c19" officeooo:paragraph-rsid="00017c19" style:font-weight-asian="bold" style:font-weight-complex="bold"/>
    </style:style>
    <style:style style:name="P7" style:family="paragraph" style:parent-style-name="Standard" style:list-style-name="L3">
      <style:text-properties officeooo:paragraph-rsid="0000bb8c"/>
    </style:style>
    <style:style style:name="P8" style:family="paragraph" style:parent-style-name="Standard" style:list-style-name="L3">
      <style:text-properties officeooo:rsid="00017c19" officeooo:paragraph-rsid="00017c19"/>
    </style:style>
    <style:style style:name="P9" style:family="paragraph" style:parent-style-name="Standard" style:list-style-name="L4">
      <style:text-properties fo:font-weight="normal" officeooo:rsid="00017c19" officeooo:paragraph-rsid="00017c19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bold" officeooo:rsid="00017c19" officeooo:paragraph-rsid="00017c19" style:font-weight-asian="bold" style:font-weight-complex="bold"/>
    </style:style>
    <style:style style:name="T1" style:family="text">
      <style:text-properties officeooo:rsid="0000bb8c"/>
    </style:style>
    <style:style style:name="T2" style:family="text">
      <style:text-properties officeooo:rsid="00017c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Plan:</text:p>
      <text:p text:style-name="P6"/>
      <text:p text:style-name="P5">Admin Panel:</text:p>
      <text:p text:style-name="P1"/>
      <text:list xml:id="list8923793428938274749" text:style-name="L2">
        <text:list-item>
          <text:p text:style-name="P2">Login</text:p>
        </text:list-item>
        <text:list-item>
          <text:p text:style-name="P2">Forget/Reset Password</text:p>
        </text:list-item>
        <text:list-item>
          <text:p text:style-name="P2">Patience </text:p>
          <text:list>
            <text:list-item>
              <text:p text:style-name="P2"><text:bookmark-start text:name="__DdeLink__192_821734084"/>Manage Patience</text:p>
              <text:list>
                <text:list-item>
                  <text:p text:style-name="P2">Add/Update/Delete/Details</text:p>
                </text:list-item>
              </text:list>
            </text:list-item>
            <text:list-item>
              <text:p text:style-name="P2">Report</text:p>
              <text:list>
                <text:list-item>
                  <text:p text:style-name="P2">Tabular Report</text:p>
                </text:list-item>
                <text:list-item>
                  <text:p text:style-name="P2">Graphical Report</text:p>
                </text:list-item>
              </text:list>
            </text:list-item>
            <text:list-item>
              <text:p text:style-name="P2">History</text:p>
            </text:list-item>
            <text:list-item>
              <text:p text:style-name="P2">Search Patience</text:p>
            </text:list-item>
            <text:list-item>
              <text:p text:style-name="P2">Advance Filter<text:bookmark-end text:name="__DdeLink__192_821734084"/></text:p>
            </text:list-item>
          </text:list>
        </text:list-item>
        <text:list-item>
          <text:p text:style-name="P2">Doctors</text:p>
          <text:list>
            <text:list-item>
              <text:p text:style-name="P2">Manage Doctors</text:p>
              <text:list>
                <text:list-item>
                  <text:p text:style-name="P2">Add/Update/Delete/Details</text:p>
                </text:list-item>
              </text:list>
            </text:list-item>
            <text:list-item>
              <text:p text:style-name="P2">Report</text:p>
              <text:list>
                <text:list-item>
                  <text:p text:style-name="P2">Tabular Report</text:p>
                </text:list-item>
                <text:list-item>
                  <text:p text:style-name="P2">Graphical Report</text:p>
                </text:list-item>
              </text:list>
            </text:list-item>
            <text:list-item>
              <text:p text:style-name="P2">History</text:p>
            </text:list-item>
            <text:list-item>
              <text:p text:style-name="P2">Search Patience</text:p>
            </text:list-item>
            <text:list-item>
              <text:p text:style-name="P2">Advance Filter</text:p>
            </text:list-item>
          </text:list>
        </text:list-item>
        <text:list-item>
          <text:p text:style-name="P2"><text:bookmark-start text:name="__DdeLink__194_821734084"/><text:bookmark-start text:name="__DdeLink__196_821734084"/>Chemist or Clinic Master<text:bookmark-end text:name="__DdeLink__196_821734084"/></text:p>
          <text:list>
            <text:list-item>
              <text:p text:style-name="P2">Manage Chemist or Clinic Master</text:p>
              <text:list>
                <text:list-item>
                  <text:p text:style-name="P2">Add/Update/Delete/Details</text:p>
                </text:list-item>
              </text:list>
            </text:list-item>
            <text:list-item>
              <text:p text:style-name="P2">Report</text:p>
              <text:list>
                <text:list-item>
                  <text:p text:style-name="P2">Tabular Report</text:p>
                </text:list-item>
                <text:list-item>
                  <text:p text:style-name="P2">Graphical Report</text:p>
                </text:list-item>
              </text:list>
            </text:list-item>
            <text:list-item>
              <text:p text:style-name="P2">History</text:p>
            </text:list-item>
            <text:list-item>
              <text:p text:style-name="P2">Search Patience</text:p>
            </text:list-item>
            <text:list-item>
              <text:p text:style-name="P2">Advance Filter<text:bookmark-end text:name="__DdeLink__194_821734084"/></text:p>
            </text:list-item>
          </text:list>
        </text:list-item>
        <text:list-item>
          <text:p text:style-name="P2">Pathlab</text:p>
          <text:list>
            <text:list-item>
              <text:p text:style-name="P2">Manage Pathlab</text:p>
              <text:list>
                <text:list-item>
                  <text:p text:style-name="P2">Add/Update/Delete/Details</text:p>
                </text:list-item>
              </text:list>
            </text:list-item>
            <text:list-item>
              <text:p text:style-name="P2">Report</text:p>
              <text:list>
                <text:list-item>
                  <text:p text:style-name="P2">Tabular Report</text:p>
                </text:list-item>
                <text:list-item>
                  <text:p text:style-name="P2">Graphical Report</text:p>
                </text:list-item>
              </text:list>
            </text:list-item>
            <text:list-item>
              <text:p text:style-name="P2">History</text:p>
            </text:list-item>
            <text:list-item>
              <text:p text:style-name="P2">Search Patience</text:p>
            </text:list-item>
            <text:list-item>
              <text:p text:style-name="P2">Advance Filter</text:p>
            </text:list-item>
          </text:list>
        </text:list-item>
        <text:list-item>
          <text:p text:style-name="P2">Test List</text:p>
          <text:list>
            <text:list-item>
              <text:p text:style-name="P2">Manage Standard Test List</text:p>
            </text:list-item>
          </text:list>
        </text:list-item>
        <text:list-item>
          <text:p text:style-name="P2">Application Setting</text:p>
        </text:list-item>
        <text:list-item>
          <text:p text:style-name="P2">SMS Gateway Management</text:p>
        </text:list-item>
      </text:list>
      <text:p text:style-name="P1"/>
      <text:p text:style-name="P10">Website Design and Implementation:</text:p>
      <text:p text:style-name="P6"/>
      <text:list xml:id="list5013336304430508525" text:style-name="L4">
        <text:list-item>
          <text:p text:style-name="P9">Design Implementation</text:p>
          <text:p text:style-name="P9"/>
        </text:list-item>
      </text:list>
      <text:p text:style-name="P5">Patience Panel <text:span text:style-name="T2">Functionality</text:span>:</text:p>
      <text:p text:style-name="P1"/>
      <text:list xml:id="list8690793381428611821" text:style-name="L3">
        <text:list-item>
          <text:p text:style-name="P3">Manage Profile</text:p>
          <text:list>
            <text:list-item>
              <text:p text:style-name="P7"><text:span text:style-name="T1">Registration</text:span></text:p>
            </text:list-item>
            <text:list-item>
              <text:p text:style-name="P7"><text:span text:style-name="T1">Login</text:span></text:p>
            </text:list-item>
            <text:list-item>
              <text:p text:style-name="P7"><text:span text:style-name="T1">Reset/Forget Password</text:span></text:p>
            </text:list-item>
            <text:list-item>
              <text:p text:style-name="P7"><text:span text:style-name="T1">Profile Details</text:span></text:p>
            </text:list-item>
            <text:list-item>
              <text:p text:style-name="P7"><text:span text:style-name="T1">Update Profile<text:tab/></text:span></text:p>
            </text:list-item>
          </text:list>
        </text:list-item>
        <text:list-item>
          <text:p text:style-name="P3">Chemist/Clinic</text:p>
          <text:list>
            <text:list-item>
              <text:p text:style-name="P3">Search/Filter Clinic</text:p>
            </text:list-item>
            <text:list-item>
              <text:p text:style-name="P3">Clinic Details</text:p>
            </text:list-item>
            <text:list-item>
              <text:p text:style-name="P3"><text:span text:style-name="T2">OTP</text:span></text:p>
              <text:list>
                <text:list-item>
                  <text:p text:style-name="P8">Generate OTP</text:p>
                </text:list-item>
                <text:list-item>
                  <text:p text:style-name="P8">Validate OTP</text:p>
                </text:list-item>
                <text:list-item>
                  <text:p text:style-name="P8">OTP History</text:p>
                </text:list-item>
              </text:list>
            </text:list-item>
            <text:list-item>
              <text:p text:style-name="P8">Advance Search</text:p>
              <text:list>
                <text:list-item>
                  <text:p text:style-name="P8">Via different set of paramenter i.e. Keyword, City, area/locality</text:p>
                </text:list-item>
                <text:list-item>
                  <text:p text:style-name="P8">Using Google Map</text:p>
                </text:list-item>
              </text:list>
            </text:list-item>
          </text:list>
        </text:list-item>
        <text:list-item>
          <text:p text:style-name="P8">Doctors</text:p>
          <text:list>
            <text:list-item>
              <text:p text:style-name="P4">Search/Filter Clinic</text:p>
            </text:list-item>
            <text:list-item>
              <text:p text:style-name="P4">Clinic Details</text:p>
            </text:list-item>
            <text:list-item>
              <text:p text:style-name="P4"><text:span text:style-name="T2">OTP</text:span></text:p>
              <text:list>
                <text:list-item>
                  <text:p text:style-name="P8">Generate OTP</text:p>
                </text:list-item>
                <text:list-item>
                  <text:p text:style-name="P8">Validate OTP</text:p>
                </text:list-item>
                <text:list-item>
                  <text:p text:style-name="P8">OTP History</text:p>
                </text:list-item>
              </text:list>
            </text:list-item>
            <text:list-item>
              <text:p text:style-name="P8">Advance Search</text:p>
              <text:list>
                <text:list-item>
                  <text:p text:style-name="P8">Via different set of paramenter i.e. Keyword, City, area/locality</text:p>
                </text:list-item>
                <text:list-item>
                  <text:p text:style-name="P8">Using Google Map</text:p>
                </text:list-item>
              </text:list>
            </text:list-item>
          </text:list>
        </text:list-item>
        <text:list-item>
          <text:p text:style-name="P8">Set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0:00:58.405730138</meta:creation-date>
    <dc:date>2017-06-05T10:28:12.803815838</dc:date>
    <meta:editing-duration>PT11M45S</meta:editing-duration>
    <meta:editing-cycles>1</meta:editing-cycles>
    <meta:document-statistic meta:table-count="0" meta:image-count="0" meta:object-count="0" meta:page-count="2" meta:paragraph-count="75" meta:word-count="223" meta:character-count="1234" meta:non-whitespace-character-count="1154"/>
    <meta:generator>LibreOffice/5.0.6.2$Linux_X86_64 LibreOffice_project/00m0$Build-2</meta:generator>
  </office:meta>
</office:document-meta>
</file>